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080000020DFA44B70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opacity="25%" draw:textarea-horizontal-align="justify" draw:textarea-vertical-align="middle" draw:auto-grow-height="false" fo:min-height="0cm" fo:min-width="0cm" fo:wrap-option="no-wrap" draw:shadow-opacity="25%"/>
    </style:style>
    <style:style style:name="gr3" style:family="graphic" style:parent-style-name="standard">
      <style:graphic-properties draw:fill="solid" draw:fill-color="#cfe7e5" draw:opacity="25%" draw:textarea-horizontal-align="justify" draw:textarea-vertical-align="middle" draw:auto-grow-height="false" draw:shadow-opacity="25%"/>
    </style:style>
    <style:style style:name="gr4" style:family="graphic" style:parent-style-name="standard">
      <style:graphic-properties draw:fill-color="#3deb3d" draw:opacity="50%" draw:textarea-horizontal-align="justify" draw:textarea-vertical-align="middle" draw:auto-grow-height="false" draw:shadow-opacity="50%"/>
    </style:style>
    <style:style style:name="gr5"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ff66" draw:textarea-horizontal-align="justify" draw:textarea-vertical-align="middle" draw:auto-grow-height="false"/>
    </style:style>
    <style:style style:name="gr8" style:family="graphic" style:parent-style-name="standard">
      <style:graphic-properties draw:fill-color="#ffff99" draw:textarea-horizontal-align="left" draw:textarea-vertical-align="top" draw:auto-grow-height="false" draw:shadow="visible"/>
    </style:style>
    <style:style style:name="gr9" style:family="graphic" style:parent-style-name="standard">
      <style:graphic-properties draw:fill-color="#00b8ff" draw:textarea-horizontal-align="justify" draw:textarea-vertical-align="middle" draw:auto-grow-height="false"/>
    </style:style>
    <style:style style:name="gr10" style:family="graphic" style:parent-style-name="standard">
      <style:graphic-properties draw:fill-color="#99ccff" draw:textarea-horizontal-align="left" draw:textarea-vertical-align="top" draw:auto-grow-height="false" draw:shadow="visible"/>
    </style:style>
    <style:style style:name="gr11"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3" style:family="graphic" style:parent-style-name="standard">
      <style:graphic-properties draw:fill-color="#9966cc" draw:opacity="75%" draw:textarea-horizontal-align="justify" draw:textarea-vertical-align="middle" draw:auto-grow-height="false" draw:shadow-opacity="75%"/>
    </style:style>
    <style:style style:name="gr14"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5" style:family="graphic" style:parent-style-name="standard">
      <style:graphic-properties draw:fill-color="#ff3333" draw:opacity="75%" draw:textarea-horizontal-align="justify" draw:textarea-vertical-align="middle" draw:auto-grow-height="false" draw:shadow-opacity="75%"/>
    </style:style>
    <style:style style:name="gr16" style:family="graphic" style:parent-style-name="standard">
      <style:graphic-properties draw:fill-color="#0099ff" draw:opacity="50%" draw:textarea-horizontal-align="justify" draw:textarea-vertical-align="middle" draw:auto-grow-height="false" draw:shadow-opacity="50%"/>
    </style:style>
    <style:style style:name="gr17" style:family="graphic" style:parent-style-name="standard">
      <style:graphic-properties draw:fill-color="#00b8ff" draw:opacity="75%" draw:textarea-horizontal-align="justify" draw:textarea-vertical-align="middle" draw:auto-grow-height="false" draw:shadow-opacity="75%"/>
    </style:style>
    <style:style style:name="gr18" style:family="graphic" style:parent-style-name="standard">
      <style:graphic-properties draw:fill-color="#00b8ff" draw:opacity="75%" draw:textarea-horizontal-align="justify" draw:textarea-vertical-align="middle" draw:auto-grow-height="false" draw:shadow-opacity="75%"/>
    </style:style>
    <style:style style:name="gr19" style:family="graphic" style:parent-style-name="standard">
      <style:graphic-properties draw:fill-color="#3deb3d" draw:opacity="50%" draw:textarea-horizontal-align="justify" draw:textarea-vertical-align="middle" draw:auto-grow-height="false" draw:shadow-opacity="50%"/>
    </style:style>
    <style:style style:name="gr20" style:family="graphic" style:parent-style-name="standard">
      <style:graphic-properties draw:fill-color="#ff3333" draw:opacity="75%" draw:textarea-horizontal-align="justify" draw:textarea-vertical-align="middle" draw:auto-grow-height="false" draw:shadow-opacity="75%"/>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October 2013</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custom-shape draw:style-name="gr2" draw:text-style-name="P2" draw:layer="layout" svg:width="12.065cm" svg:height="8.509cm" svg:x="15.732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1.557cm" svg:height="6.477cm" svg:x="16.113cm" svg:y="13.065cm">
          <text:p/>
          <draw:enhanced-geometry svg:viewBox="0 0 21600 21600" draw:type="rectangle" draw:enhanced-path="M 0 0 L 21600 0 21600 21600 0 21600 0 0 Z N"/>
        </draw:custom-shape>
        <draw:custom-shape draw:style-name="gr4" draw:text-style-name="P2" draw:layer="layout" svg:width="4.572cm" svg:height="12.192cm" svg:x="8.112cm" svg:y="6.207cm">
          <text:p text:style-name="P2">web.py</text:p>
          <text:p text:style-name="P2">python</text:p>
          <text:p text:style-name="P2">service</text:p>
          <draw:enhanced-geometry svg:viewBox="0 0 21600 21600" draw:type="rectangle" draw:enhanced-path="M 0 0 L 21600 0 21600 21600 0 21600 0 0 Z N"/>
        </draw:custom-shape>
        <draw:frame draw:style-name="gr5" draw:text-style-name="P2" draw:layer="layout" svg:width="4.064cm" svg:height="8.392cm" svg:x="3.54cm" svg:y="6.197cm">
          <draw:image xlink:href="Pictures/10000201000001080000020DFA44B70B.png" xlink:type="simple" xlink:show="embed" xlink:actuate="onLoad">
            <text:p/>
          </draw:image>
        </draw:frame>
        <draw:custom-shape draw:style-name="gr6" draw:text-style-name="P2" draw:layer="layout" svg:width="3.683cm" svg:height="1.778cm" svg:x="6.08cm" svg:y="7.8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7" draw:text-style-name="P4" draw:layer="layout" svg:width="3.343cm" svg:height="3.417cm" svg:x="17.002cm" svg:y="3.54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519cm" svg:height="2.379cm" svg:x="17.731cm" svg:y="5.86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52cm" svg:height="2.379cm" svg:x="19.554cm" svg:y="5.86cm">
            <text:p text:style-name="P5"><text:span text:style-name="T3">table 2</text:span></text:p>
            <draw:enhanced-geometry svg:viewBox="0 0 21600 21600" draw:type="rectangle" draw:enhanced-path="M 0 0 L 21600 0 21600 21600 0 21600 0 0 Z N"/>
          </draw:custom-shape>
        </draw:g>
        <draw:g>
          <draw:custom-shape draw:style-name="gr9" draw:text-style-name="P4" draw:layer="layout" svg:width="3.1cm" svg:height="2.807cm" svg:x="17.51cm" svg:y="13.802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519cm" svg:height="2.379cm" svg:x="18.18cm" svg:y="15.817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519cm" svg:height="2.379cm" svg:x="19.942cm" svg:y="15.817cm">
            <text:p text:style-name="P5"><text:span text:style-name="T3">table 1</text:span></text:p>
            <draw:enhanced-geometry svg:viewBox="0 0 21600 21600" draw:type="rectangle" draw:enhanced-path="M 0 0 L 21600 0 21600 21600 0 21600 0 0 Z N"/>
          </draw:custom-shape>
        </draw:g>
        <draw:g>
          <draw:custom-shape draw:style-name="gr9" draw:text-style-name="P4" draw:layer="layout" svg:width="3.1cm" svg:height="2.807cm" svg:x="22.082cm" svg:y="13.87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519cm" svg:height="2.379cm" svg:x="22.752cm" svg:y="15.893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519cm" svg:height="2.379cm" svg:x="24.514cm" svg:y="15.893cm">
            <text:p text:style-name="P5"><text:span text:style-name="T3">table 1</text:span></text:p>
            <draw:enhanced-geometry svg:viewBox="0 0 21600 21600" draw:type="rectangle" draw:enhanced-path="M 0 0 L 21600 0 21600 21600 0 21600 0 0 Z N"/>
          </draw:custom-shape>
        </draw:g>
        <draw:g>
          <draw:custom-shape draw:style-name="gr7" draw:text-style-name="P4" draw:layer="layout" svg:width="3.343cm" svg:height="3.417cm" svg:x="21.566cm" svg:y="3.41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519cm" svg:height="2.379cm" svg:x="22.295cm" svg:y="5.733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52cm" svg:height="2.379cm" svg:x="24.118cm" svg:y="5.733cm">
            <text:p text:style-name="P5"><text:span text:style-name="T3">table 2</text:span></text:p>
            <draw:enhanced-geometry svg:viewBox="0 0 21600 21600" draw:type="rectangle" draw:enhanced-path="M 0 0 L 21600 0 21600 21600 0 21600 0 0 Z N"/>
          </draw:custom-shape>
        </draw:g>
        <draw:frame draw:style-name="gr11" draw:layer="layout" svg:width="4.447cm" svg:height="0.962cm" svg:x="5.697cm" svg:y="4.429cm">
          <draw:text-box>
            <text:p>User interface</text:p>
          </draw:text-box>
        </draw:frame>
        <draw:frame draw:style-name="gr11" draw:layer="layout" svg:width="3.923cm" svg:height="0.962cm" svg:x="15.097cm" svg:y="1.762cm">
          <draw:text-box>
            <text:p>VO services</text:p>
          </draw:text-box>
        </draw:frame>
        <draw:frame draw:style-name="gr11" draw:layer="layout" svg:width="4.549cm" svg:height="0.962cm" svg:x="15.603cm" svg:y="11.595cm">
          <draw:text-box>
            <text:p>Local catalogs</text:p>
          </draw:text-box>
        </draw:frame>
        <draw:frame draw:style-name="gr1" draw:text-style-name="P1" draw:layer="layout" svg:width="4.816cm" svg:height="2.147cm" svg:x="1.154cm" svg:y="17.638cm">
          <draw:text-box>
            <text:p><text:span text:style-name="T1">D.Morris</text:span></text:p>
            <text:p><text:span text:style-name="T1">Institute for Astronomy,</text:span></text:p>
            <text:p><text:span text:style-name="T1">Edinburgh University</text:span></text:p>
            <text:p><text:span text:style-name="T1">October 2013</text:span></text:p>
          </draw:text-box>
        </draw:frame>
      </draw:page>
      <draw:page draw:name="page3" draw:style-name="dp1" draw:master-page-name="Empty_25_20diagram">
        <draw:g>
          <draw:custom-shape draw:style-name="gr4" draw:text-style-name="P2" draw:layer="layout" svg:width="3.174cm" svg:height="9.4cm" svg:x="4.937cm" svg:y="5.824cm">
            <text:p text:style-name="P2">web.py</text:p>
            <text:p text:style-name="P2">python</text:p>
            <text:p text:style-name="P2">service</text:p>
            <draw:enhanced-geometry svg:viewBox="0 0 21600 21600" draw:type="rectangle" draw:enhanced-path="M 0 0 L 21600 0 21600 21600 0 21600 0 0 Z N"/>
          </draw:custom-shape>
          <draw:frame draw:style-name="gr5" draw:text-style-name="P2" draw:layer="layout" svg:width="2.822cm" svg:height="6.47cm" svg:x="1.762cm" svg:y="5.816cm">
            <draw:image xlink:href="Pictures/10000201000001080000020DFA44B70B.png" xlink:type="simple" xlink:show="embed" xlink:actuate="onLoad">
              <text:p/>
            </draw:image>
          </draw:frame>
        </draw:g>
        <draw:g>
          <draw:custom-shape draw:style-name="gr3" draw:text-style-name="P2" draw:layer="layout" svg:width="10.034cm" svg:height="5.715cm" svg:x="18.271cm" svg:y="13.7cm">
            <text:p/>
            <draw:enhanced-geometry svg:viewBox="0 0 21600 21600" draw:type="rectangle" draw:enhanced-path="M 0 0 L 21600 0 21600 21600 0 21600 0 0 Z N"/>
          </draw:custom-shape>
          <draw:g>
            <draw:custom-shape draw:style-name="gr9" draw:text-style-name="P4" draw:layer="layout" svg:width="2.691cm" svg:height="2.477cm" svg:x="19.484cm" svg:y="14.35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318cm" svg:height="2.099cm" svg:x="20.066cm" svg:y="16.128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319cm" svg:height="2.099cm" svg:x="21.595cm" svg:y="16.128cm">
              <text:p text:style-name="P5"><text:span text:style-name="T3">table 1</text:span></text:p>
              <draw:enhanced-geometry svg:viewBox="0 0 21600 21600" draw:type="rectangle" draw:enhanced-path="M 0 0 L 21600 0 21600 21600 0 21600 0 0 Z N"/>
            </draw:custom-shape>
          </draw:g>
          <draw:g>
            <draw:custom-shape draw:style-name="gr9" draw:text-style-name="P4" draw:layer="layout" svg:width="2.692cm" svg:height="2.477cm" svg:x="23.453cm" svg:y="14.417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319cm" svg:height="2.099cm" svg:x="24.035cm" svg:y="16.195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319cm" svg:height="2.099cm" svg:x="25.565cm" svg:y="16.195cm">
              <text:p text:style-name="P5"><text:span text:style-name="T3">table 1</text:span></text:p>
              <draw:enhanced-geometry svg:viewBox="0 0 21600 21600" draw:type="rectangle" draw:enhanced-path="M 0 0 L 21600 0 21600 21600 0 21600 0 0 Z N"/>
            </draw:custom-shape>
          </draw:g>
        </draw:g>
        <draw:g>
          <draw:custom-shape draw:style-name="gr2" draw:text-style-name="P2" draw:layer="layout" svg:width="10.796cm" svg:height="7.366cm" svg:x="17.382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 draw:text-style-name="P4" draw:layer="layout" svg:width="2.992cm" svg:height="2.958cm" svg:x="18.518cm" svg:y="3.318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59cm" svg:x="19.171cm" svg:y="5.327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6cm" svg:height="2.059cm" svg:x="20.802cm" svg:y="5.327cm">
              <text:p text:style-name="P5"><text:span text:style-name="T3">table 2</text:span></text:p>
              <draw:enhanced-geometry svg:viewBox="0 0 21600 21600" draw:type="rectangle" draw:enhanced-path="M 0 0 L 21600 0 21600 21600 0 21600 0 0 Z N"/>
            </draw:custom-shape>
          </draw:g>
          <draw:g>
            <draw:custom-shape draw:style-name="gr7" draw:text-style-name="P4" draw:layer="layout" svg:width="2.992cm" svg:height="2.958cm" svg:x="22.602cm" svg:y="3.208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59cm" svg:x="23.255cm" svg:y="5.217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6cm" svg:height="2.059cm" svg:x="24.886cm" svg:y="5.217cm">
              <text:p text:style-name="P5"><text:span text:style-name="T3">table 2</text:span></text:p>
              <draw:enhanced-geometry svg:viewBox="0 0 21600 21600" draw:type="rectangle" draw:enhanced-path="M 0 0 L 21600 0 21600 21600 0 21600 0 0 Z N"/>
            </draw:custom-shape>
          </draw:g>
        </draw:g>
        <draw:frame draw:style-name="gr12" draw:layer="layout" svg:width="4.447cm" svg:height="1.089cm" svg:x="2.649cm" svg:y="4.302cm">
          <draw:text-box>
            <text:p>User interface</text:p>
          </draw:text-box>
        </draw:frame>
        <draw:custom-shape draw:style-name="gr13" draw:text-style-name="P2" draw:layer="layout" svg:width="7.366cm" svg:height="9.398cm" svg:x="9.001cm" svg:y="5.826cm">
          <text:p text:style-name="P2">Middleware</text:p>
          <text:p text:style-name="P2">web services</text:p>
          <draw:enhanced-geometry svg:viewBox="0 0 21600 21600" draw:type="rectangle" draw:enhanced-path="M 0 0 L 21600 0 21600 21600 0 21600 0 0 Z N"/>
        </draw:custom-shape>
        <draw:frame draw:style-name="gr14" draw:layer="layout" svg:width="3.923cm" svg:height="1.343cm" svg:x="17.27cm" svg:y="1.435cm">
          <draw:text-box>
            <text:p>VO services</text:p>
          </draw:text-box>
        </draw:frame>
        <draw:frame draw:style-name="gr11" draw:layer="layout" svg:width="4.549cm" svg:height="0.962cm" svg:x="18.272cm" svg:y="12.43cm">
          <draw:text-box>
            <text:p>Local catalogs</text:p>
          </draw:text-box>
        </draw:frame>
        <draw:frame draw:style-name="gr1" draw:text-style-name="P1" draw:layer="layout" svg:width="4.816cm" svg:height="2.147cm" svg:x="1.154cm" svg:y="17.638cm">
          <draw:text-box>
            <text:p><text:span text:style-name="T1">D.Morris</text:span></text:p>
            <text:p><text:span text:style-name="T1">Institute for Astronomy,</text:span></text:p>
            <text:p><text:span text:style-name="T1">Edinburgh University</text:span></text:p>
            <text:p><text:span text:style-name="T1">October 2013</text:span></text:p>
          </draw:text-box>
        </draw:frame>
      </draw:page>
      <draw:page draw:name="page4" draw:style-name="dp1" draw:master-page-name="Empty_25_20diagram">
        <draw:g>
          <draw:custom-shape draw:style-name="gr4" draw:text-style-name="P2" draw:layer="layout" svg:width="2.412cm" svg:height="8.004cm" svg:x="4.176cm" svg:y="5.823cm">
            <text:p text:style-name="P2">web.py</text:p>
            <text:p text:style-name="P2">python</text:p>
            <text:p text:style-name="P2">service</text:p>
            <draw:enhanced-geometry svg:viewBox="0 0 21600 21600" draw:type="rectangle" draw:enhanced-path="M 0 0 L 21600 0 21600 21600 0 21600 0 0 Z N"/>
          </draw:custom-shape>
          <draw:frame draw:style-name="gr5" draw:text-style-name="P2" draw:layer="layout" svg:width="2.145cm" svg:height="5.509cm" svg:x="1.763cm" svg:y="5.816cm">
            <draw:image xlink:href="Pictures/10000201000001080000020DFA44B70B.png" xlink:type="simple" xlink:show="embed" xlink:actuate="onLoad">
              <text:p/>
            </draw:image>
          </draw:frame>
        </draw:g>
        <draw:g>
          <draw:custom-shape draw:style-name="gr3" draw:text-style-name="P2" draw:layer="layout" svg:width="8.891cm" svg:height="5.334cm" svg:x="19.415cm" svg:y="14.081cm">
            <text:p/>
            <draw:enhanced-geometry svg:viewBox="0 0 21600 21600" draw:type="rectangle" draw:enhanced-path="M 0 0 L 21600 0 21600 21600 0 21600 0 0 Z N"/>
          </draw:custom-shape>
          <draw:g>
            <draw:custom-shape draw:style-name="gr9" draw:text-style-name="P4" draw:layer="layout" svg:width="2.384cm" svg:height="2.312cm" svg:x="20.49cm" svg:y="14.68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167cm" svg:height="1.959cm" svg:x="21.006cm" svg:y="16.347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169cm" svg:height="1.959cm" svg:x="22.36cm" svg:y="16.347cm">
              <text:p text:style-name="P5"><text:span text:style-name="T3">table 1</text:span></text:p>
              <draw:enhanced-geometry svg:viewBox="0 0 21600 21600" draw:type="rectangle" draw:enhanced-path="M 0 0 L 21600 0 21600 21600 0 21600 0 0 Z N"/>
            </draw:custom-shape>
          </draw:g>
          <draw:g>
            <draw:custom-shape draw:style-name="gr9" draw:text-style-name="P4" draw:layer="layout" svg:width="2.385cm" svg:height="2.312cm" svg:x="24.007cm" svg:y="14.75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169cm" svg:height="1.959cm" svg:x="24.522cm" svg:y="16.41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169cm" svg:height="1.959cm" svg:x="25.878cm" svg:y="16.41cm">
              <text:p text:style-name="P5"><text:span text:style-name="T3">table 1</text:span></text:p>
              <draw:enhanced-geometry svg:viewBox="0 0 21600 21600" draw:type="rectangle" draw:enhanced-path="M 0 0 L 21600 0 21600 21600 0 21600 0 0 Z N"/>
            </draw:custom-shape>
          </draw:g>
        </draw:g>
        <draw:g>
          <draw:custom-shape draw:style-name="gr2" draw:text-style-name="P2" draw:layer="layout" svg:width="9.907cm" svg:height="6.35cm" svg:x="18.272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 draw:text-style-name="P4" draw:layer="layout" svg:width="2.746cm" svg:height="2.55cm" svg:x="19.314cm" svg:y="3.12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247cm" svg:height="1.775cm" svg:x="19.914cm" svg:y="4.853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248cm" svg:height="1.775cm" svg:x="21.41cm" svg:y="4.853cm">
              <text:p text:style-name="P5"><text:span text:style-name="T3">table 2</text:span></text:p>
              <draw:enhanced-geometry svg:viewBox="0 0 21600 21600" draw:type="rectangle" draw:enhanced-path="M 0 0 L 21600 0 21600 21600 0 21600 0 0 Z N"/>
            </draw:custom-shape>
          </draw:g>
          <draw:g>
            <draw:custom-shape draw:style-name="gr7" draw:text-style-name="P4" draw:layer="layout" svg:width="2.746cm" svg:height="2.55cm" svg:x="23.062cm" svg:y="3.026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247cm" svg:height="1.775cm" svg:x="23.661cm" svg:y="4.758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248cm" svg:height="1.775cm" svg:x="25.158cm" svg:y="4.758cm">
              <text:p text:style-name="P5"><text:span text:style-name="T3">table 2</text:span></text:p>
              <draw:enhanced-geometry svg:viewBox="0 0 21600 21600" draw:type="rectangle" draw:enhanced-path="M 0 0 L 21600 0 21600 21600 0 21600 0 0 Z N"/>
            </draw:custom-shape>
          </draw:g>
        </draw:g>
        <draw:frame draw:style-name="gr12" draw:layer="layout" svg:width="4.447cm" svg:height="1.089cm" svg:x="2.65cm" svg:y="4.302cm">
          <draw:text-box>
            <text:p>User interface</text:p>
          </draw:text-box>
        </draw:frame>
        <draw:custom-shape draw:style-name="gr15" draw:text-style-name="P2" draw:layer="layout" svg:width="3.473cm" svg:height="9.398cm" svg:x="8.366cm" svg:y="5.572cm">
          <text:p text:style-name="P2">FireThorn</text:p>
          <text:p text:style-name="P2">Metadata</text:p>
          <draw:enhanced-geometry svg:viewBox="0 0 21600 21600" draw:type="rectangle" draw:enhanced-path="M 0 0 L 21600 0 21600 21600 0 21600 0 0 Z N"/>
        </draw:custom-shape>
        <draw:frame draw:style-name="gr14" draw:layer="layout" svg:width="3.923cm" svg:height="1.343cm" svg:x="17.271cm" svg:y="1.435cm">
          <draw:text-box>
            <text:p>VO services</text:p>
          </draw:text-box>
        </draw:frame>
        <draw:frame draw:style-name="gr11" draw:layer="layout" svg:width="4.549cm" svg:height="0.962cm" svg:x="18.273cm" svg:y="12.43cm">
          <draw:text-box>
            <text:p>Local catalogs</text:p>
          </draw:text-box>
        </draw:frame>
        <draw:frame draw:style-name="gr1" draw:text-style-name="P1" draw:layer="layout" svg:width="4.816cm" svg:height="2.147cm" svg:x="1.155cm" svg:y="17.638cm">
          <draw:text-box>
            <text:p><text:span text:style-name="T1">D.Morris</text:span></text:p>
            <text:p><text:span text:style-name="T1">Institute for Astronomy,</text:span></text:p>
            <text:p><text:span text:style-name="T1">Edinburgh University</text:span></text:p>
            <text:p><text:span text:style-name="T1">October 2013</text:span></text:p>
          </draw:text-box>
        </draw:frame>
        <draw:custom-shape draw:style-name="gr16" draw:text-style-name="P2" draw:layer="layout" svg:width="3.473cm" svg:height="9.398cm" svg:x="12.64cm" svg:y="5.572cm">
          <text:p text:style-name="P2">OGSA-DAI</text:p>
          <text:p text:style-name="P2"/>
          <text:p text:style-name="P2">Data</text:p>
          <text:p text:style-name="P2">handling</text:p>
          <draw:enhanced-geometry svg:viewBox="0 0 21600 21600" draw:type="rectangle" draw:enhanced-path="M 0 0 L 21600 0 21600 21600 0 21600 0 0 Z N"/>
        </draw:custom-shape>
      </draw:page>
      <draw:page draw:name="page5" draw:style-name="dp1" draw:master-page-name="Empty_25_20diagram">
        <draw:g>
          <draw:custom-shape draw:style-name="gr4" draw:text-style-name="P2" draw:layer="layout" svg:width="2.412cm" svg:height="8.004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5" draw:text-style-name="P2" draw:layer="layout" svg:width="2.145cm" svg:height="5.509cm" svg:x="1.764cm" svg:y="5.816cm">
            <draw:image xlink:href="Pictures/10000201000001080000020DFA44B70B.png" xlink:type="simple" xlink:show="embed" xlink:actuate="onLoad">
              <text:p/>
            </draw:image>
          </draw:frame>
        </draw:g>
        <draw:g>
          <draw:custom-shape draw:style-name="gr3" draw:text-style-name="P2" draw:layer="layout" svg:width="10.667cm" svg:height="6.919cm" svg:x="18.017cm" svg:y="13.192cm">
            <text:p/>
            <draw:enhanced-geometry svg:viewBox="0 0 21600 21600" draw:type="rectangle" draw:enhanced-path="M 0 0 L 21600 0 21600 21600 0 21600 0 0 Z N"/>
          </draw:custom-shape>
          <draw:g>
            <draw:custom-shape draw:style-name="gr9" draw:text-style-name="P4" draw:layer="layout" svg:width="2.86cm" svg:height="2.999cm" svg:x="19.307cm" svg:y="13.97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4cm" svg:height="2.541cm" svg:x="19.926cm" svg:y="16.131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21.55cm" svg:y="16.131cm">
              <text:p text:style-name="P5"><text:span text:style-name="T3">table 1</text:span></text:p>
              <draw:enhanced-geometry svg:viewBox="0 0 21600 21600" draw:type="rectangle" draw:enhanced-path="M 0 0 L 21600 0 21600 21600 0 21600 0 0 Z N"/>
            </draw:custom-shape>
          </draw:g>
          <draw:g>
            <draw:custom-shape draw:style-name="gr9" draw:text-style-name="P4" draw:layer="layout" svg:width="2.862cm" svg:height="2.999cm" svg:x="23.526cm" svg:y="14.06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403cm" svg:height="2.541cm" svg:x="24.144cm" svg:y="16.213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25.771cm" svg:y="16.213cm">
              <text:p text:style-name="P5"><text:span text:style-name="T3">table 1</text:span></text:p>
              <draw:enhanced-geometry svg:viewBox="0 0 21600 21600" draw:type="rectangle" draw:enhanced-path="M 0 0 L 21600 0 21600 21600 0 21600 0 0 Z N"/>
            </draw:custom-shape>
          </draw:g>
        </draw:g>
        <draw:g>
          <draw:custom-shape draw:style-name="gr2"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7"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frame draw:style-name="gr12" draw:layer="layout" svg:width="4.447cm" svg:height="1.089cm" svg:x="2.651cm" svg:y="4.302cm">
          <draw:text-box>
            <text:p>User interface</text:p>
          </draw:text-box>
        </draw:frame>
        <draw:custom-shape draw:style-name="gr15" draw:text-style-name="P2" draw:layer="layout" svg:width="5.334cm" svg:height="6.985cm" svg:x="7.35cm" svg:y="5.572cm">
          <text:p text:style-name="P2">Firethorn</text:p>
          <text:p text:style-name="P2">Metadata</text:p>
          <draw:enhanced-geometry svg:viewBox="0 0 21600 21600" draw:type="rectangle" draw:enhanced-path="M 0 0 L 21600 0 21600 21600 0 21600 0 0 Z N"/>
        </draw:custom-shape>
        <draw:frame draw:style-name="gr14" draw:layer="layout" svg:width="3.923cm" svg:height="1.343cm" svg:x="17.272cm" svg:y="1.435cm">
          <draw:text-box>
            <text:p>VO services</text:p>
          </draw:text-box>
        </draw:frame>
        <draw:frame draw:style-name="gr11" draw:layer="layout" svg:width="4.549cm" svg:height="0.962cm" svg:x="17.66cm" svg:y="11.722cm">
          <draw:text-box>
            <text:p>Local catalogs</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October 2013</text:span></text:p>
          </draw:text-box>
        </draw:frame>
        <draw:custom-shape draw:style-name="gr16" draw:text-style-name="P2" draw:layer="layout" svg:width="2.922cm" svg:height="15.24cm" svg:x="13.192cm" svg:y="3.159cm">
          <text:p/>
          <text:p text:style-name="P2">OGSA</text:p>
          <text:p text:style-name="P2">DAI</text:p>
          <text:p text:style-name="P2"/>
          <draw:enhanced-geometry svg:viewBox="0 0 21600 21600" draw:type="rectangle" draw:enhanced-path="M 0 0 L 21600 0 21600 21600 0 21600 0 0 Z N"/>
        </draw:custom-shape>
        <draw:custom-shape draw:style-name="gr17" draw:text-style-name="P2" draw:layer="layout" svg:width="4.445cm" svg:height="2.794cm" svg:x="14.716cm" svg:y="14.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5.334cm" svg:height="2.794cm" svg:x="14.589cm" svg:y="5.3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2" draw:layer="layout" svg:width="5.08cm" svg:height="4.699cm" svg:x="7.477cm" svg:y="12.938cm">
          <text:p text:style-name="P2">User</text:p>
          <text:p text:style-name="P2">data</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draw:layer="layout" svg:width="3.302cm" svg:height="2.794cm" svg:x="11.16cm" svg:y="14.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429cm" svg:height="1.651cm" svg:x="10.906cm" svg:y="6.2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page>
      <draw:page draw:name="page6" draw:style-name="dp1" draw:master-page-name="Empty_25_20diagram">
        <draw:g>
          <draw:custom-shape draw:style-name="gr4" draw:text-style-name="P2" draw:layer="layout" svg:width="2.412cm" svg:height="8.004cm" svg:x="4.178cm" svg:y="5.823cm">
            <text:p text:style-name="P2">web.py</text:p>
            <text:p text:style-name="P2">python</text:p>
            <text:p text:style-name="P2">service</text:p>
            <draw:enhanced-geometry svg:viewBox="0 0 21600 21600" draw:type="rectangle" draw:enhanced-path="M 0 0 L 21600 0 21600 21600 0 21600 0 0 Z N"/>
          </draw:custom-shape>
          <draw:frame draw:style-name="gr5" draw:text-style-name="P2" draw:layer="layout" svg:width="2.145cm" svg:height="5.509cm" svg:x="1.765cm" svg:y="5.816cm">
            <draw:image xlink:href="Pictures/10000201000001080000020DFA44B70B.png" xlink:type="simple" xlink:show="embed" xlink:actuate="onLoad">
              <text:p/>
            </draw:image>
          </draw:frame>
        </draw:g>
        <draw:g>
          <draw:custom-shape draw:style-name="gr3" draw:text-style-name="P2" draw:layer="layout" svg:width="10.667cm" svg:height="6.919cm" svg:x="18.018cm" svg:y="13.192cm">
            <text:p/>
            <draw:enhanced-geometry svg:viewBox="0 0 21600 21600" draw:type="rectangle" draw:enhanced-path="M 0 0 L 21600 0 21600 21600 0 21600 0 0 Z N"/>
          </draw:custom-shape>
          <draw:g>
            <draw:custom-shape draw:style-name="gr9" draw:text-style-name="P4" draw:layer="layout" svg:width="2.86cm" svg:height="2.999cm" svg:x="19.308cm" svg:y="13.97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4cm" svg:height="2.541cm" svg:x="19.927cm" svg:y="16.131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21.551cm" svg:y="16.131cm">
              <text:p text:style-name="P5"><text:span text:style-name="T3">table 1</text:span></text:p>
              <draw:enhanced-geometry svg:viewBox="0 0 21600 21600" draw:type="rectangle" draw:enhanced-path="M 0 0 L 21600 0 21600 21600 0 21600 0 0 Z N"/>
            </draw:custom-shape>
          </draw:g>
          <draw:g>
            <draw:custom-shape draw:style-name="gr9" draw:text-style-name="P4" draw:layer="layout" svg:width="2.862cm" svg:height="2.999cm" svg:x="23.527cm" svg:y="14.06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6" draw:layer="layout" svg:width="1.403cm" svg:height="2.541cm" svg:x="24.145cm" svg:y="16.213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25.772cm" svg:y="16.213cm">
              <text:p text:style-name="P5"><text:span text:style-name="T3">table 1</text:span></text:p>
              <draw:enhanced-geometry svg:viewBox="0 0 21600 21600" draw:type="rectangle" draw:enhanced-path="M 0 0 L 21600 0 21600 21600 0 21600 0 0 Z N"/>
            </draw:custom-shape>
          </draw:g>
        </draw:g>
        <draw:g>
          <draw:custom-shape draw:style-name="gr2" draw:text-style-name="P2" draw:layer="layout" svg:width="10.794cm" svg:height="7.493cm" svg:x="18.274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 draw:text-style-name="P4" draw:layer="layout" svg:width="2.992cm" svg:height="3.009cm" svg:x="19.409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94cm" svg:x="20.063cm" svg:y="5.387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6cm" svg:height="2.094cm" svg:x="21.693cm" svg:y="5.387cm">
              <text:p text:style-name="P5"><text:span text:style-name="T3">table 2</text:span></text:p>
              <draw:enhanced-geometry svg:viewBox="0 0 21600 21600" draw:type="rectangle" draw:enhanced-path="M 0 0 L 21600 0 21600 21600 0 21600 0 0 Z N"/>
            </draw:custom-shape>
          </draw:g>
          <draw:g>
            <draw:custom-shape draw:style-name="gr7" draw:text-style-name="P4" draw:layer="layout" svg:width="2.992cm" svg:height="3.009cm" svg:x="23.493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359cm" svg:height="2.095cm" svg:x="24.145cm" svg:y="5.274cm">
              <text:p text:style-name="P5"><text:span text:style-name="T3">table 1</text:span></text:p>
              <draw:enhanced-geometry svg:viewBox="0 0 21600 21600" draw:type="rectangle" draw:enhanced-path="M 0 0 L 21600 0 21600 21600 0 21600 0 0 Z N"/>
            </draw:custom-shape>
            <draw:custom-shape draw:style-name="gr8" draw:text-style-name="P6" draw:layer="layout" svg:width="1.359cm" svg:height="2.095cm" svg:x="25.777cm" svg:y="5.274cm">
              <text:p text:style-name="P5"><text:span text:style-name="T3">table 2</text:span></text:p>
              <draw:enhanced-geometry svg:viewBox="0 0 21600 21600" draw:type="rectangle" draw:enhanced-path="M 0 0 L 21600 0 21600 21600 0 21600 0 0 Z N"/>
            </draw:custom-shape>
          </draw:g>
        </draw:g>
        <draw:frame draw:style-name="gr12" draw:layer="layout" svg:width="4.447cm" svg:height="1.089cm" svg:x="2.652cm" svg:y="4.302cm">
          <draw:text-box>
            <text:p>User interface</text:p>
          </draw:text-box>
        </draw:frame>
        <draw:custom-shape draw:style-name="gr15" draw:text-style-name="P2" draw:layer="layout" svg:width="6.476cm" svg:height="6.985cm" svg:x="7.351cm" svg:y="5.572cm">
          <text:p text:style-name="P2">Firethorn</text:p>
          <text:p text:style-name="P2">metadata</text:p>
          <draw:enhanced-geometry svg:viewBox="0 0 21600 21600" draw:type="rectangle" draw:enhanced-path="M 0 0 L 21600 0 21600 21600 0 21600 0 0 Z N"/>
        </draw:custom-shape>
        <draw:frame draw:style-name="gr14" draw:layer="layout" svg:width="3.923cm" svg:height="1.343cm" svg:x="17.273cm" svg:y="1.435cm">
          <draw:text-box>
            <text:p>VO services</text:p>
          </draw:text-box>
        </draw:frame>
        <draw:frame draw:style-name="gr11" draw:layer="layout" svg:width="4.549cm" svg:height="0.962cm" svg:x="17.661cm" svg:y="11.722cm">
          <draw:text-box>
            <text:p>Local catalogs</text:p>
          </draw:text-box>
        </draw:frame>
        <draw:frame draw:style-name="gr1" draw:text-style-name="P1" draw:layer="layout" svg:width="4.816cm" svg:height="2.147cm" svg:x="1.157cm" svg:y="17.638cm">
          <draw:text-box>
            <text:p><text:span text:style-name="T1">D.Morris</text:span></text:p>
            <text:p><text:span text:style-name="T1">Institute for Astronomy,</text:span></text:p>
            <text:p><text:span text:style-name="T1">Edinburgh University</text:span></text:p>
            <text:p><text:span text:style-name="T1">October 2013</text:span></text:p>
          </draw:text-box>
        </draw:frame>
        <draw:custom-shape draw:style-name="gr16" draw:text-style-name="P2" draw:layer="layout" svg:width="2.922cm" svg:height="15.24cm" svg:x="14.588cm" svg:y="3.159cm">
          <text:p/>
          <text:p text:style-name="P2">OGSA</text:p>
          <text:p text:style-name="P2">DAI</text:p>
          <text:p text:style-name="P2"/>
          <draw:enhanced-geometry svg:viewBox="0 0 21600 21600" draw:type="rectangle" draw:enhanced-path="M 0 0 L 21600 0 21600 21600 0 21600 0 0 Z N"/>
        </draw:custom-shape>
        <draw:custom-shape draw:style-name="gr18" draw:text-style-name="P2" draw:layer="layout" svg:width="5.08cm" svg:height="4.699cm" svg:x="8.112cm" svg:y="12.938cm">
          <text:p text:style-name="P2">User</text:p>
          <text:p text:style-name="P2">data</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 draw:layer="layout" svg:width="2.921cm" svg:height="1.524cm" svg:x="5.827cm" svg:y="6.3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3.429cm" svg:height="1.651cm" svg:x="12.43cm" svg:y="6.2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4cm" svg:height="2.541cm" svg:x="7.097cm" svg:y="16.494cm">
          <text:p text:style-name="P5"><text:span text:style-name="T3">table 1</text:span></text:p>
          <draw:enhanced-geometry svg:viewBox="0 0 21600 21600" draw:type="rectangle" draw:enhanced-path="M 0 0 L 21600 0 21600 21600 0 21600 0 0 Z N"/>
        </draw:custom-shape>
        <draw:custom-shape draw:style-name="gr10" draw:text-style-name="P6" draw:layer="layout" svg:width="1.403cm" svg:height="2.541cm" svg:x="8.721cm" svg:y="16.494cm">
          <text:p text:style-name="P5"><text:span text:style-name="T3">table 1</text:span></text:p>
          <draw:enhanced-geometry svg:viewBox="0 0 21600 21600" draw:type="rectangle" draw:enhanced-path="M 0 0 L 21600 0 21600 21600 0 21600 0 0 Z N"/>
        </draw:custom-shape>
        <draw:custom-shape draw:style-name="gr20" draw:text-style-name="P2" draw:layer="layout" svg:width="2.526cm" svg:height="1.651cm" draw:transform="rotate (-1.58406082911005) translate (11.575cm 11.182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arquan </meta:initial-creator>
    <meta:creation-date>2012-10-26T14:12:38</meta:creation-date>
    <dc:date>2013-08-27T11:37:24</dc:date>
    <dc:creator>Zarquan </dc:creator>
    <meta:editing-duration>PT1H46M43S</meta:editing-duration>
    <meta:editing-cycles>5</meta:editing-cycles>
    <meta:generator>LibreOffice/3.4$Linux LibreOffice_project/340m1$Build-502</meta:generator>
    <meta:document-statistic meta:object-count="155"/>
  </office:meta>
</office:document-meta>
</file>